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7.999cm" svg:height="6.999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5-09T02:53:55</meta:creation-date>
    <dc:date>2012-05-09T02:55:04</dc:date>
    <dc:creator>Benjamin </dc:creator>
    <meta:editing-duration>PT00H01M09S</meta:editing-duration>
    <meta:editing-cycles>1</meta:editing-cycles>
    <meta:document-statistic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" chart:class="chart:line" chart:style-name="ch1">
        <chart:legend chart:legend-position="end" svg:x="6.264cm" svg:y="3.031cm" chart:style-name="ch2"/>
        <chart:plot-area chart:style-name="ch3" chart:data-source-has-labels="both" svg:x="0.119cm" svg:y="0.14cm" svg:width="5.986cm" svg:height="6.641cm">
          <chart:axis chart:dimension="x" chart:name="primary-x" chart:style-name="ch4">
            <chart:title svg:x="2.101cm" svg:y="6.349cm" chart:style-name="ch5">
              <text:p>Number of Clients</text:p>
            </chart:title>
            <chart:categories table:cell-range-address="local-table.$A$2:.$A$6"/>
          </chart:axis>
          <chart:axis chart:dimension="y" chart:name="primary-y" chart:style-name="ch4">
            <chart:title svg:x="0.161cm" svg:y="4.947cm" chart:style-name="ch6">
              <text:p>Transactions per second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base</text:p>
              </table:table-cell>
              <table:table-cell office:value-type="string">
                <text:p>Trou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6.663438926546">
                <text:p>276.663438926546</text:p>
              </table:table-cell>
              <table:table-cell office:value-type="float" office:value="67.2336706222476">
                <text:p>67.23367062224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9.52078369076">
                <text:p>529.52078369076</text:p>
              </table:table-cell>
              <table:table-cell office:value-type="float" office:value="134.57139012246">
                <text:p>134.57139012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5.8904109589">
                <text:p>1095.8904109589</text:p>
              </table:table-cell>
              <table:table-cell office:value-type="float" office:value="221.281774679833">
                <text:p>221.281774679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5.15151515152">
                <text:p>1515.15151515152</text:p>
              </table:table-cell>
              <table:table-cell office:value-type="float" office:value="331.937122810512">
                <text:p>331.937122810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3.81584623496">
                <text:p>1533.81584623496</text:p>
              </table:table-cell>
              <table:table-cell office:value-type="float" office:value="452.200307778834">
                <text:p>452.200307778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